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A0000041F26A4DF84F0DA1B23.png" manifest:media-type="image/png"/>
  <manifest:file-entry manifest:full-path="Pictures/100002010000073A0000041F0ECC559BFF52D582.png" manifest:media-type="image/png"/>
  <manifest:file-entry manifest:full-path="Pictures/100002010000073A0000041F639089359DA0F5EA.png" manifest:media-type="image/png"/>
  <manifest:file-entry manifest:full-path="Pictures/100002010000073A0000041F8020C89F922B22D7.png" manifest:media-type="image/png"/>
  <manifest:file-entry manifest:full-path="Pictures/100002010000073A0000041F8DA95A9961D0A434.png" manifest:media-type="image/png"/>
  <manifest:file-entry manifest:full-path="Pictures/100002010000073A0000041F0DF8605468C02D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4.646cm" svg:y="-0.437cm" svg:width="8.163cm" svg:height="4.657cm" draw:z-index="0"><draw:image xlink:href="Pictures/100002010000073A0000041F0DF8605468C02DFC.png" xlink:type="simple" xlink:show="embed" xlink:actuate="onLoad" loext:mime-type="image/png"/></draw:frame><draw:frame draw:style-name="fr1" draw:name="Imagen2" text:anchor-type="char" svg:x="4.551cm" svg:y="4.524cm" svg:width="8.493cm" svg:height="4.844cm" draw:z-index="1"><draw:image xlink:href="Pictures/100002010000073A0000041F8DA95A9961D0A434.png" xlink:type="simple" xlink:show="embed" xlink:actuate="onLoad" loext:mime-type="image/png"/></draw:frame><draw:frame draw:style-name="fr1" draw:name="Imagen3" text:anchor-type="char" svg:x="4.547cm" svg:y="9.827cm" svg:width="8.475cm" svg:height="4.833cm" draw:z-index="2"><draw:image xlink:href="Pictures/100002010000073A0000041F8020C89F922B22D7.png" xlink:type="simple" xlink:show="embed" xlink:actuate="onLoad" loext:mime-type="image/png"/></draw:frame><draw:frame draw:style-name="fr1" draw:name="Imagen4" text:anchor-type="char" svg:x="8.437cm" svg:y="20.745cm" svg:width="8.756cm" svg:height="4.994cm" draw:z-index="3"><draw:image xlink:href="Pictures/100002010000073A0000041F639089359DA0F5EA.png" xlink:type="simple" xlink:show="embed" xlink:actuate="onLoad" loext:mime-type="image/png"/></draw:frame><draw:frame draw:style-name="fr1" draw:name="Imagen5" text:anchor-type="char" svg:x="4.567cm" svg:y="15.212cm" svg:width="8.424cm" svg:height="4.805cm" draw:z-index="4"><draw:image xlink:href="Pictures/100002010000073A0000041F0ECC559BFF52D582.png" xlink:type="simple" xlink:show="embed" xlink:actuate="onLoad" loext:mime-type="image/png"/></draw:frame><draw:frame draw:style-name="fr1" draw:name="Imagen6" text:anchor-type="char" svg:x="-0.344cm" svg:y="20.77cm" svg:width="8.264cm" svg:height="4.711cm" draw:z-index="5"><draw:image xlink:href="Pictures/100002010000073A0000041F26A4DF84F0DA1B2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5:08:13.139189191</meta:creation-date>
    <dc:date>2023-09-05T15:17:32.086583041</dc:date>
    <meta:editing-duration>PT9M19S</meta:editing-duration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